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 fo:line-height="150%"/>
      <style:text-properties style:font-name="Arial" fo:font-size="14.5pt"/>
    </style:style>
    <style:style style:name="P2" style:family="paragraph" style:parent-style-name="Standard">
      <style:paragraph-properties fo:text-align="center" fo:line-height="115%"/>
      <style:text-properties style:font-name="Arial" fo:font-size="20.5pt"/>
    </style:style>
    <style:style style:name="P3" style:family="paragraph" style:parent-style-name="Standard">
      <style:paragraph-properties fo:line-height="115%"/>
      <style:text-properties style:font-name="Arial" fo:font-size="11.0pt"/>
    </style:style>
    <style:style style:name="P4" style:family="paragraph" style:parent-style-name="Standard">
      <style:paragraph-properties fo:line-height="150%"/>
      <style:text-properties style:font-name="Arial" fo:font-size="11.0pt"/>
    </style:style>
    <style:style style:name="P5" style:family="paragraph" style:parent-style-name="Standard">
      <style:paragraph-properties fo:line-height="150%"/>
      <style:text-properties style:font-name="Arial" fo:font-size="14.5pt"/>
    </style:style>
    <style:style style:name="P6" style:family="paragraph" style:parent-style-name="Standard">
      <style:paragraph-properties fo:margin-bottom="0.1390in" fo:line-height="115%"/>
      <style:text-properties style:font-name="Arial" fo:font-size="11.0pt"/>
    </style:style>
    <style:style style:name="P7" style:family="paragraph" style:parent-style-name="Standard">
      <style:text-properties style:font-name="Arial" fo:font-size="11.0pt"/>
    </style:style>
    <style:style style:name="P8" style:family="paragraph" style:parent-style-name="Standard">
      <style:paragraph-properties fo:margin-bottom="0.1390in" fo:text-align="justify" fo:line-height="115%"/>
      <style:text-properties style:font-name="Arial" fo:font-size="11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703128 PS/2 Web Services</text:p>
      <text:p text:style-name="P2"><text:span text:style-name="T1">Project Idea</text:span></text:p>
      <text:p text:style-name="P3"/>
      <text:p text:style-name="P4"/>
      <text:p text:style-name="P5"><text:span text:style-name="T1">Team</text:span></text:p>
      <text:p text:style-name="P6">List your team members (student name and registration number), decide a name for your team.</text:p>
      <table:table table:name="Table1" table:style-name="Table1">
        <table:table-column table:style-name="TableColumn1"/>
        <table:table-row>
          <table:table-cell table:style-name="TableCell1">
            <text:p text:style-name="P7"/>
            <text:p text:style-name="P7">Maximilian Griesser</text:p>
            <text:p text:style-name="P7">Patrick Mitterer</text:p>
            <text:p text:style-name="P7">Felix Schett</text:p>
            <text:p text:style-name="P7"/>
            <text:p text:style-name="P7"/>
          </table:table-cell>
        </table:table-row>
      </table:table>
      <text:p text:style-name="P6"/>
      <text:p text:style-name="P5"><text:span text:style-name="T1">Description</text:span></text:p>
      <text:p text:style-name="P6">Define shortly the high-level idea of the project and your main motivation behind it.</text:p>
      <table:table table:name="Table2" table:style-name="Table1">
        <table:table-column table:style-name="TableColumn1"/>
        <table:table-row>
          <table:table-cell table:style-name="TableCell1"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8"/>
      <text:p text:style-name="P5"><text:span text:style-name="T1">Identified services</text:span></text:p>
      <text:p text:style-name="P6">Enumerate the high-level services that you plan to develop or access (already existing services on the Web).</text:p>
      <table:table table:name="Table3" table:style-name="Table1">
        <table:table-column table:style-name="TableColumn1"/>
        <table:table-row>
          <table:table-cell table:style-name="TableCell1">
            <text:p text:style-name="P7">Freegeoip?</text:p>
            <text:p text:style-name="P7">Google Places?</text:p>
            <text:p text:style-name="P7">Google Maps?</text:p>
            <text:p text:style-name="P7"/>
            <text:p text:style-name="P7"/>
            <text:p text:style-name="P7"/>
          </table:table-cell>
        </table:table-row>
      </table:table>
      <text:p text:style-name="P6"/>
      <text:p text:style-name="P5"><text:span text:style-name="T1">Technologies</text:span></text:p>
      <text:p text:style-name="P6">Which technologies, programming languages and IDEs do you prefer?</text:p>
      <table:table table:name="Table4" table:style-name="Table1">
        <table:table-column table:style-name="TableColumn1"/>
        <table:table-row>
          <table:table-cell table:style-name="TableCell1">
            <text:p text:style-name="P7"/>
            <text:p text:style-name="P7">IntelliJ? Eclipse?</text:p>
            <text:p text:style-name="P7"/>
            <text:p text:style-name="P7">Java &amp; Spring?</text:p>
            <text:p text:style-name="P7">PHP &amp; Laravel?</text:p>
            <text:p text:style-name="P7"/>
            <text:p text:style-name="P7">Angular.js? React.js?</text:p>
            <text:p text:style-name="P7"/>
            <text:p text:style-name="P7"/>
            <text:p text:style-name="P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6</meta:generator>
    <meta:initial-creator>gersch</meta:initial-creator>
  </office:meta>
</office:document-meta>
</file>